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11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5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1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4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7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0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1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2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3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4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5" style:parent-style-name="Normal" style:family="paragraph">
      <style:paragraph-properties fo:margin-bottom="0in" fo:line-height="100%"/>
    </style:style>
    <style:style style:name="T3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a" style:country-asian="DK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1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2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9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3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4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7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8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1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2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5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6" style:parent-style-name="Normal" style:family="paragraph">
      <style:paragraph-properties fo:margin-top="0.0694in" fo:margin-bottom="0.0694in" fo:line-height="100%"/>
    </style:style>
    <style:style style:name="T6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8" style:parent-style-name="Normal" style:list-style-name="LFO16" style:family="paragraph">
      <style:paragraph-properties fo:margin-top="0.0694in" fo:margin-bottom="0.0694in" fo:line-height="100%"/>
    </style:style>
    <style:style style:name="T6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0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1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2" style:parent-style-name="Normal" style:list-style-name="LFO16" style:family="paragraph">
      <style:paragraph-properties fo:margin-top="0.0694in" fo:margin-bottom="0.0694in" fo:line-height="100%"/>
    </style:style>
    <style:style style:name="T7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4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5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6" style:parent-style-name="Normal" style:list-style-name="LFO16" style:family="paragraph">
      <style:paragraph-properties fo:margin-top="0.0694in" fo:margin-bottom="0.0694in" fo:line-height="100%"/>
    </style:style>
    <style:style style:name="T7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8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9" style:parent-style-name="Normal" style:list-style-name="LFO16" style:family="paragraph">
      <style:paragraph-properties fo:margin-top="0.0694in" fo:margin-bottom="0.0694in" fo:line-height="100%"/>
    </style:style>
    <style:style style:name="T8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1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2" style:parent-style-name="Normal" style:list-style-name="LFO16" style:family="paragraph">
      <style:paragraph-properties fo:margin-top="0.0694in" fo:margin-bottom="0.0694in" fo:line-height="100%"/>
    </style:style>
    <style:style style:name="T8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4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Noter til "Extreme Programming"</text:p>
      <text:p text:style-name="Normal"/>
      <text:p text:style-name="P2"><text:span text:style-name="T3">2. Hvorfor XP?</text:span></text:p>
      <text:list text:style-name="LFO1" text:continue-numbering="true">
        <text:list-item>
          <text:p text:style-name="P4">Forbedret softwarekvalitet og respons til ændrede krav gennem:</text:p>
          <text:list text:continue-numbering="true">
            <text:list-item>
              <text:p text:style-name="P5">Hyppige udgivelser</text:p>
            </text:list-item>
            <text:list-item>
              <text:p text:style-name="P6">Øget produktivitet</text:p>
            </text:list-item>
          </text:list>
        </text:list-item>
      </text:list>
      <text:p text:style-name="P7"><text:span text:style-name="T8">3. Historie</text:span></text:p>
      <text:list text:style-name="LFO2" text:continue-numbering="true">
        <text:list-item>
          <text:p text:style-name="P9">Udviklet af Kent Beck under arbejdet med Chryslers lønsystem (C3)</text:p>
        </text:list-item>
        <text:list-item>
          <text:p text:style-name="P10">Beskrevet i "Extreme Programming Explained" (1999)</text:p>
        </text:list-item>
        <text:list-item>
          <text:p text:style-name="P11">Startede Agile-revolutionen, som førte til Agile Manifesto</text:p>
        </text:list-item>
      </text:list>
      <text:p text:style-name="P12"><text:span text:style-name="T13">4. Hvad er XP?</text:span></text:p>
      <text:list text:style-name="LFO3" text:continue-numbering="true">
        <text:list-item>
          <text:p text:style-name="P14">Letvægts agil proces for små til mellemstore teams</text:p>
        </text:list-item>
        <text:list-item>
          <text:p text:style-name="P15">Social forandring for at øge samarbejde og fokusere på at skabe værdi for kunden gennem hyppige leverancer og forbedret kvalitet</text:p>
        </text:list-item>
      </text:list>
      <text:p text:style-name="P16"><text:span text:style-name="T17">5. XP Paradigme</text:span></text:p>
      <text:list text:style-name="LFO4" text:continue-numbering="true">
        <text:list-item>
          <text:p text:style-name="P18">Vær opmærksom, tilpas og ændr. XP tillader fleksibilitet.</text:p>
        </text:list-item>
      </text:list>
      <text:p text:style-name="P19"><text:span text:style-name="T20">6. Værdier</text:span></text:p>
      <text:list text:style-name="LFO5" text:continue-numbering="true">
        <text:list-item>
          <text:p text:style-name="P21">Kommunikation, enkelhed, feedback, mod og respekt</text:p>
        </text:list-item>
      </text:list>
      <text:p text:style-name="P22"><text:span text:style-name="T23">7. Principper</text:span></text:p>
      <text:list text:style-name="LFO6" text:continue-numbering="true">
        <text:list-item>
          <text:p text:style-name="P24">Menneskelighed, økonomi, gensidig fordel, selv-lighed, forbedring, diversitet, refleksion, flow, mulighed, redundans, fejlslag, kvalitet, babysteps, accepteret ansvar</text:p>
        </text:list-item>
      </text:list>
      <text:p text:style-name="P25"><text:span text:style-name="T26">8. Praktikker</text:span></text:p>
      <text:list text:style-name="LFO7" text:continue-numbering="true">
        <text:list-item>
          <text:p text:style-name="P27">Dag-til-dag aktiviteter: Samarbejde, parprogrammering, brugerhistorier, ugentlige cyklusser, kontinuerlig integration, test først, inkrementelt design</text:p>
        </text:list-item>
      </text:list>
      <text:p text:style-name="P28"><text:span text:style-name="T29">9. Regler</text:span></text:p>
      <text:list text:style-name="LFO8" text:continue-numbering="true">
        <text:list-item>
          <text:p text:style-name="P30">Forvaltning: Åben arbejdsplads, bæredygtigt tempo, stand-up møder</text:p>
        </text:list-item>
        <text:list-item>
          <text:p text:style-name="P31">Planlægning: Brugerhistorier, frigivelsesplanlægning, hyppige udgivelser</text:p>
        </text:list-item>
        <text:list-item>
          <text:p text:style-name="P32">Design: Enkelhed, systemmetafor, CRC kort, spike løsninger, refaktorisering</text:p>
        </text:list-item>
        <text:list-item>
          <text:p text:style-name="P33">Kodning: Kunde tilgængelig, kode standarder, TDD, parprogrammering</text:p>
        </text:list-item>
        <text:list-item>
          <text:p text:style-name="P34">Test: Test al kode, passér før udgivelse, bevis fejl ved enhedstest</text:p>
        </text:list-item>
      </text:list>
      <text:soft-page-break/>
      <text:p text:style-name="P35"><text:span text:style-name="T36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37" text:outline-level="3">Noter til "Domain Driven Design"</text:h>
      <text:p text:style-name="P38"><text:span text:style-name="T39">1. Introduktion til Domain Driven Design (DDD)</text:span></text:p>
      <text:list text:style-name="LFO9" text:continue-numbering="true">
        <text:list-item>
          <text:p text:style-name="P40">Forelæser: Henrik Bitsch Kirk</text:p>
        </text:list-item>
        <text:list-item>
          <text:p text:style-name="P41">Dato: 5. september 2023</text:p>
        </text:list-item>
        <text:list-item>
          <text:p text:style-name="P42">Institution: Aarhus Universitet</text:p>
        </text:list-item>
      </text:list>
      <text:p text:style-name="P43"><text:span text:style-name="T44">2. Domæneviden</text:span></text:p>
      <text:list text:style-name="LFO10" text:continue-numbering="true">
        <text:list-item>
          <text:p text:style-name="P45">Vigtigheden af at forstå domænet og have en delt viden om det mellem udviklere og domæneeksperter.</text:p>
        </text:list-item>
      </text:list>
      <text:p text:style-name="P46"><text:span text:style-name="T47">3. Hvad er DDD?</text:span></text:p>
      <text:list text:style-name="LFO11" text:continue-numbering="true">
        <text:list-item>
          <text:p text:style-name="P48">Fokus på kerne- og domænelogik</text:p>
        </text:list-item>
        <text:list-item>
          <text:p text:style-name="P49">Samarbejde mellem tekniske og domæneeksperter for at bygge en fælles forståelse af domæneproblemer</text:p>
        </text:list-item>
        <text:list-item>
          <text:p text:style-name="P50">Delt model mellem domæneeksperter, udviklere og interessenter</text:p>
        </text:list-item>
      </text:list>
      <text:p text:style-name="P51"><text:span text:style-name="T52">4. Strategisk Design</text:span></text:p>
      <text:list text:style-name="LFO12" text:continue-numbering="true">
        <text:list-item>
          <text:p text:style-name="P53">Fordele ved en delt model: Hurtigere time-to-market, mere forretningsværdi, mindre spild, lettere vedligeholdelse</text:p>
        </text:list-item>
        <text:list-item>
          <text:p text:style-name="P54">Domænebegivenheder: Transformere data frem for statiske data, udløst af begivenheder</text:p>
        </text:list-item>
      </text:list>
      <text:p text:style-name="P55"><text:span text:style-name="T56">5. Event Storming</text:span></text:p>
      <text:list text:style-name="LFO13" text:continue-numbering="true">
        <text:list-item>
          <text:p text:style-name="P57">Workshop metode udviklet af Alberto Brandolini</text:p>
        </text:list-item>
        <text:list-item>
          <text:p text:style-name="P58">Trin: Opret domænebegivenheder, tilføj kommandoer og aktører, identificer forretningsprocesser</text:p>
        </text:list-item>
      </text:list>
      <text:p text:style-name="P59"><text:span text:style-name="T60">6. Ubiquitous Language</text:span></text:p>
      <text:list text:style-name="LFO14" text:continue-numbering="true">
        <text:list-item>
          <text:p text:style-name="P61">Bygge et fælles sprog mellem domæneeksperter og udviklere</text:p>
        </text:list-item>
        <text:list-item>
          <text:p text:style-name="P62">Skal kun indeholde ting repræsenteret i domænet og undgå tekniske termer</text:p>
        </text:list-item>
      </text:list>
      <text:p text:style-name="P63"><text:span text:style-name="T64">7. Bounded Contexts</text:span></text:p>
      <text:list text:style-name="LFO15" text:continue-numbering="true">
        <text:list-item>
          <text:p text:style-name="P65">Mini-domæner eller subsystemer der er afkoblet og kan udvikles uafhængigt</text:p>
        </text:list-item>
      </text:list>
      <text:p text:style-name="P66"><text:span text:style-name="T67">8. Tactical Patterns</text:span></text:p>
      <text:list text:style-name="LFO16" text:continue-numbering="true">
        <text:list-item>
          <text:p text:style-name="P68"><text:span text:style-name="T69">Value Objects vs Entities:</text:span></text:p>
          <text:list text:continue-numbering="true">
            <text:list-item>
              <text:p text:style-name="P70">Value Object: Modelerer værdi, ingen unik ID, immutable</text:p>
            </text:list-item>
            <text:list-item>
              <text:p text:style-name="P71">Entity: Modelerer individuelle ting, har unik ID, mutable</text:p>
            </text:list-item>
          </text:list>
        </text:list-item>
        <text:list-item>
          <text:p text:style-name="P72"><text:span text:style-name="T73">Aggregates:</text:span></text:p>
          <text:list text:continue-numbering="true">
            <text:list-item>
              <text:p text:style-name="P74">Sammensat af en eller flere entiteter og value objects</text:p>
            </text:list-item>
            <text:list-item>
              <text:p text:style-name="P75">Aggregat roden ejer alle andre elementer</text:p>
            </text:list-item>
          </text:list>
        </text:list-item>
        <text:list-item>
          <text:p text:style-name="P76"><text:span text:style-name="T77">Services:</text:span></text:p>
          <text:list text:continue-numbering="true">
            <text:list-item>
              <text:p text:style-name="P78">Indeholder domæneoperationer der ikke hører til en entitet eller value object</text:p>
            </text:list-item>
          </text:list>
        </text:list-item>
        <text:list-item>
          <text:p text:style-name="P79"><text:span text:style-name="T80">Repositories:</text:span></text:p>
          <text:list text:continue-numbering="true">
            <text:list-item>
              <text:p text:style-name="P81">Henter domæneobjekter fra datalager</text:p>
            </text:list-item>
          </text:list>
        </text:list-item>
        <text:list-item>
          <text:p text:style-name="P82"><text:span text:style-name="T83">Factories:</text:span></text:p>
          <text:list text:continue-numbering="true">
            <text:list-item>
              <text:p text:style-name="P84">Opretter domæneobjekter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27:00Z</meta:creation-date>
    <dc:date>2024-06-02T01:31:00Z</dc:date>
    <meta:template xlink:href="Normal" xlink:type="simple"/>
    <meta:editing-cycles>1</meta:editing-cycles>
    <meta:editing-duration>PT180S</meta:editing-duration>
    <meta:document-statistic meta:page-count="3" meta:paragraph-count="5" meta:word-count="413" meta:character-count="2930" meta:row-count="21" meta:non-whitespace-character-count="2522"/>
  </office:meta>
</office:document-meta>
</file>